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5-07-09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5-04-0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5-01-0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4-10-09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4-07-1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4-04-0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4-01-2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3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3-07-1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3-04-04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3-01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2-10-1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2-07-1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2-04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2-01-1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1-10-0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1-07-14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1-04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1-01-07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0-10-0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0-07-0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20-01-0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9-10-09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9-07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9-04-0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9-01-30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8-10-0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8-07-1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8-04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8-01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7-10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7-07-1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7-04-0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6-10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6-07-0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6-04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6-01-0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5-10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5-07-0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5-04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5-01-08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4-10-0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4-07-10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4-04-0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4-01-09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3-10-2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3-07-1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3-03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3-01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2-10-0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2-07-0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2-04-04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2-01-1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1-10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1-07-1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1-04-0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1-01-12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0-10-0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0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0-04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10-01-1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9-10-0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9-07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9-04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9-01-0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8-10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8-07-1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8-04-0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8-01-0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7-10-0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7-07-1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7-04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7-01-1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6-10-1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6-07-1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6-04-0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6-01-1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5-10-05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5-07-1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5-03-3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5-01-0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4-10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4-07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4-04-28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4-01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3-10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3-07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3-04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3-01-1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2-10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2-07-1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2-04-0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2-01-1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1-10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1-07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1-05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2000-08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2121401001</text:p>
          </table:table-cell>
          <table:table-cell office:value-type="string" calcext:value-type="string">
            <text:p>34.00S/09.00E-20DCA01</text:p>
          </table:table-cell>
          <table:table-cell office:value-type="string" calcext:value-type="string">
            <text:p>197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